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5.81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7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9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1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2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3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4" style:family="table-cell" style:parent-style-name="Default">
      <style:table-cell-properties fo:padding="0.101cm"/>
      <style:text-properties style:font-name="Arial" fo:font-style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Agenor Pereira de Camargo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number-columns-repeated="2"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ETRIL - Coop. de Eletr. e Telef. Rurais de Ibiúna Ltda.</text:p>
          </table:table-cell>
          <table:table-cell table:style-name="ce4" office:value-type="string">
            <text:p>Rua Tabelião Salvador Rolim de Freitas</text:p>
          </table:table-cell>
          <table:table-cell table:style-name="ce16" office:value-type="string">
            <text:p>3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2"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adeireira Ibiúna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SP 250 - Km 67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 - EPP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532/0001-5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 table:number-rows-repeated="21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4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7"/>
        <table:table-column table:style-name="co19" table:default-cell-style-name="ce27"/>
        <table:table-column table:style-name="co20" table:default-cell-style-name="ce32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30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5" office:value-type="float" office:value="30">
            <text:p>30</text:p>
          </table:table-cell>
          <table:table-cell table:style-name="ce25" office:value-type="string">
            <text:p>Xerox emitidos no mês</text:p>
          </table:table-cell>
          <table:table-cell table:style-name="ce31" table:formula="oooc:=[.C2]*0.3" office:value-type="float" office:value="9">
            <text:p>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1">
            <text:p>3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67">
            <text:p>6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56">
            <text:p>8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7">
            <text:p>1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ANA-CECILIA</text:p>
          </table:table-cell>
          <table:table-cell table:style-name="ce25" office:value-type="float" office:value="15">
            <text:p>15</text:p>
          </table:table-cell>
          <table:table-cell table:style-name="ce25" office:value-type="string">
            <text:p>Xerox emitidos no mês</text:p>
          </table:table-cell>
          <table:table-cell table:style-name="ce31" table:formula="oooc:=[.C9]*0.3" office:value-type="float" office:value="4.5">
            <text:p>4,5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6">
            <text:p>53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3">
            <text:p>9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98">
            <text:p>19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3">
            <text:p>3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0">
            <text:p>1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65">
            <text:p>36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3">
            <text:p>3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0">
            <text:p>1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3">
            <text:p>12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45">
            <text:p>34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85">
            <text:p>58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59">
            <text:p>2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8">
            <text:p>9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4">
            <text:p>17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81">
            <text:p>28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81">
            <text:p>38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52">
            <text:p>5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3">
            <text:p>173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-TEIXEI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49">
            <text:p>24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7">
            <text:p>9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XIKO-KARP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20">
            <text:p>32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2">
            <text:p>7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9">
            <text:p>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1">
            <text:p>3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26">
            <text:p>52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NASTA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8">
            <text:p>9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3">
            <text:p>9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Xerox emitidos no mês</text:p>
          </table:table-cell>
          <table:table-cell table:style-name="ce31" table:formula="oooc:=[.C79]*0.3" office:value-type="float" office:value="2.7">
            <text:p>2,7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0">
            <text:p>73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3.83">
            <text:p>63,83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5">
            <text:p>115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6">
            <text:p>7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GUARAN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Xerox emitidos no mês</text:p>
          </table:table-cell>
          <table:table-cell table:style-name="ce31" table:formula="oooc:=[.C86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4">
            <text:p>5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9">
            <text:p>53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4">
            <text:p>14</text:p>
          </table:table-cell>
          <table:table-cell table:style-name="ce25" office:value-type="string">
            <text:p>Xerox emitidos no mês</text:p>
          </table:table-cell>
          <table:table-cell table:style-name="ce31" table:formula="oooc:=[.C89]*0.3" office:value-type="float" office:value="4.2">
            <text:p>4,2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47">
            <text:p>24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6">
            <text:p>13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01">
            <text:p>40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RCO-SPLENDOR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6">
            <text:p>12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3">
            <text:p>19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66">
            <text:p>1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5">
            <text:p>6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6">
            <text:p>10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39">
            <text:p>13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5">
            <text:p>7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16">
            <text:p>51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6">
            <text:p>3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9">
            <text:p>8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9">
            <text:p>14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BENEDITO-GASPA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6">
            <text:p>1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ASA-DE-FRIO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9">
            <text:p>11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77">
            <text:p>477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CASSIA</text:p>
          </table:table-cell>
          <table:table-cell table:style-name="ce25" office:value-type="float" office:value="62">
            <text:p>62</text:p>
          </table:table-cell>
          <table:table-cell table:style-name="ce29" office:value-type="string">
            <text:p>Xerox emitidos no mês</text:p>
          </table:table-cell>
          <table:table-cell table:style-name="ce33" table:formula="oooc:=[.C120]*0.3" office:value-type="float" office:value="18.6">
            <text:p>18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3">
            <text:p>14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9" office:value-type="string">
            <text:p>Xerox emitidos no mês</text:p>
          </table:table-cell>
          <table:table-cell table:style-name="ce33" table:formula="oooc:=[.C124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20">
            <text:p>220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TS</text:p>
          </table:table-cell>
          <table:table-cell table:style-name="ce25" office:value-type="float" office:value="12">
            <text:p>12</text:p>
          </table:table-cell>
          <table:table-cell table:style-name="ce25" office:value-type="string">
            <text:p>Xerox emitidos no mês</text:p>
          </table:table-cell>
          <table:table-cell table:style-name="ce31" table:formula="oooc:=[.C129]*0.3" office:value-type="float" office:value="3.6">
            <text:p>3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0">
            <text:p>19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43">
            <text:p>34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5">
            <text:p>12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8">
            <text:p>15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25" office:value-type="float" office:value="17">
            <text:p>17</text:p>
          </table:table-cell>
          <table:table-cell table:style-name="ce25" office:value-type="string">
            <text:p>Xerox emitidos no mês</text:p>
          </table:table-cell>
          <table:table-cell table:style-name="ce31" table:formula="oooc:=[.C135]*0.3" office:value-type="float" office:value="5.1">
            <text:p>5,1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7">
            <text:p>18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ooc:=[.C139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9">
            <text:p>10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6">
            <text:p>14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2">
            <text:p>19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43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1">
            <text:p>38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3">
            <text:p>17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ROLIM</text:p>
          </table:table-cell>
          <table:table-cell table:style-name="ce25" office:value-type="float" office:value="20">
            <text:p>20</text:p>
          </table:table-cell>
          <table:table-cell table:style-name="ce29" office:value-type="string">
            <text:p>Xerox emitidos no mês</text:p>
          </table:table-cell>
          <table:table-cell table:style-name="ce33" table:formula="oooc:=[.C147]*0.3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60">
            <text:p>160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6">
            <text:p>96,00</text:p>
          </table:table-cell>
          <table:table-cell table:style-name="ce34"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Xerox emitidos no mês</text:p>
          </table:table-cell>
          <table:table-cell table:style-name="ce33" table:formula="oooc:=[.C152]*0.3" office:value-type="float" office:value="0.3">
            <text:p>0,3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 table:number-rows-repeated="65381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54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22">22/08/2008</text:date>, <text:time>15:50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Carlos Augusto Marcicano</meta:initial-creator>
    <meta:creation-date>2007-08-03T15:08:45</meta:creation-date>
    <dc:creator>Carlos Augusto Marcicano</dc:creator>
    <dc:date>2008-08-22T15:50:08</dc:date>
    <meta:printed-by>Carlos Augusto Marcicano</meta:printed-by>
    <meta:print-date>2007-09-27T11:53:34</meta:print-date>
    <dc:language>pt-BR</dc:language>
    <meta:editing-cycles>484</meta:editing-cycles>
    <meta:editing-duration>P1DT5H32M36S</meta:editing-duration>
    <meta:user-defined meta:name="Info 1"/>
    <meta:user-defined meta:name="Info 2"/>
    <meta:user-defined meta:name="Info 3"/>
    <meta:user-defined meta:name="Info 4"/>
    <meta:document-statistic meta:table-count="2" meta:cell-count="1789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src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src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